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2519" officeooo:paragraph-rsid="00142519" style:font-weight-asian="bold" style:font-weight-complex="bold"/>
    </style:style>
    <style:style style:name="P2" style:family="paragraph" style:parent-style-name="Standard">
      <style:text-properties officeooo:paragraph-rsid="0011e8c1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203892" officeooo:paragraph-rsid="0012e2c8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officeooo:rsid="000e939f" officeooo:paragraph-rsid="000e939f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0ab7fa" officeooo:paragraph-rsid="000ab7fa"/>
    </style:style>
    <style:style style:name="P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1e8c1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a036c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1e8c1" officeooo:paragraph-rsid="001ea5a0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42519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a036c"/>
    </style:style>
    <style:style style:name="P12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1b1ff2"/>
    </style:style>
    <style:style style:name="P1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42519" officeooo:paragraph-rsid="0023b51b"/>
    </style:style>
    <style:style style:name="P1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5c0a1" officeooo:paragraph-rsid="0015c13a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5c0a1" officeooo:paragraph-rsid="001eb2a0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font-weight="normal" officeooo:rsid="0017907b" officeooo:paragraph-rsid="0017907b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1a036c" officeooo:paragraph-rsid="001a036c"/>
    </style:style>
    <style:style style:name="P1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color="#000000" officeooo:rsid="00142519" officeooo:paragraph-rsid="00142519"/>
    </style:style>
    <style:style style:name="P1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color="#000000" officeooo:rsid="001cc42e" officeooo:paragraph-rsid="001cc42e"/>
    </style:style>
    <style:style style:name="P2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11e8c1"/>
    </style:style>
    <style:style style:name="P2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rsid="0025c01a" officeooo:paragraph-rsid="0025c01a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42519" officeooo:paragraph-rsid="00142519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197216" officeooo:paragraph-rsid="0019721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7907b" officeooo:paragraph-rsid="0017907b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5c0a1" officeooo:paragraph-rsid="0017907b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15c0a1" officeooo:paragraph-rsid="001eb2a0" style:font-weight-asian="normal" style:font-weight-complex="normal"/>
    </style:style>
    <style:style style:name="P27" style:family="paragraph" style:parent-style-name="Standard">
      <style:text-properties fo:font-weight="bold" officeooo:rsid="0015c0a1" officeooo:paragraph-rsid="0015c0a1" style:font-weight-asian="bold" style:font-weight-complex="bold"/>
    </style:style>
    <style:style style:name="P28" style:family="paragraph" style:parent-style-name="Standard">
      <style:text-properties fo:font-weight="bold" officeooo:rsid="002833d9" officeooo:paragraph-rsid="002833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8c1" style:font-weight-asian="bold" style:font-weight-complex="bold"/>
    </style:style>
    <style:style style:name="T3" style:family="text">
      <style:text-properties fo:font-weight="bold" officeooo:rsid="00142519" style:font-weight-asian="bold" style:font-weight-complex="bold"/>
    </style:style>
    <style:style style:name="T4" style:family="text">
      <style:text-properties fo:font-weight="bold" officeooo:rsid="0015c0a1" style:font-weight-asian="bold" style:font-weight-complex="bold"/>
    </style:style>
    <style:style style:name="T5" style:family="text">
      <style:text-properties fo:font-weight="bold" officeooo:rsid="0017907b" style:font-weight-asian="bold" style:font-weight-complex="bold"/>
    </style:style>
    <style:style style:name="T6" style:family="text">
      <style:text-properties fo:font-weight="bold" officeooo:rsid="00197216" style:font-weight-asian="bold" style:font-weight-complex="bold"/>
    </style:style>
    <style:style style:name="T7" style:family="text">
      <style:text-properties fo:font-weight="bold" officeooo:rsid="001a036c" style:font-weight-asian="bold" style:font-weight-complex="bold"/>
    </style:style>
    <style:style style:name="T8" style:family="text">
      <style:text-properties fo:font-weight="bold" officeooo:rsid="001ecc0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036c" style:font-weight-asian="normal" style:font-weight-complex="normal"/>
    </style:style>
    <style:style style:name="T11" style:family="text">
      <style:text-properties fo:font-weight="normal" officeooo:rsid="0015c0a1" style:font-weight-asian="normal" style:font-weight-complex="normal"/>
    </style:style>
    <style:style style:name="T12" style:family="text">
      <style:text-properties officeooo:rsid="0011e8c1"/>
    </style:style>
    <style:style style:name="T13" style:family="text">
      <style:text-properties officeooo:rsid="0012e2c8"/>
    </style:style>
    <style:style style:name="T14" style:family="text">
      <style:text-properties officeooo:rsid="00142519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fo:font-weight="normal" style:font-weight-asian="normal" style:font-weight-complex="normal"/>
    </style:style>
    <style:style style:name="T17" style:family="text">
      <style:text-properties style:text-line-through-style="none" style:text-line-through-type="none" officeooo:rsid="00197216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1" style:family="text">
      <style:text-properties style:use-window-font-color="true" fo:font-weight="bold" officeooo:rsid="001a036c" style:font-weight-asian="bold" style:font-weight-complex="bold"/>
    </style:style>
    <style:style style:name="T22" style:family="text">
      <style:text-properties officeooo:rsid="0015c13a"/>
    </style:style>
    <style:style style:name="T23" style:family="text">
      <style:text-properties officeooo:rsid="0015c0a1"/>
    </style:style>
    <style:style style:name="T24" style:family="text">
      <style:text-properties officeooo:rsid="00197216"/>
    </style:style>
    <style:style style:name="T25" style:family="text">
      <style:text-properties officeooo:rsid="001a036c"/>
    </style:style>
    <style:style style:name="T26" style:family="text">
      <style:text-properties fo:color="#00a933"/>
    </style:style>
    <style:style style:name="T27" style:family="text">
      <style:text-properties fo:color="#00a933" style:text-line-through-style="none" style:text-line-through-type="none"/>
    </style:style>
    <style:style style:name="T28" style:family="text">
      <style:text-properties fo:color="#00a933" style:text-line-through-style="none" style:text-line-through-type="none" fo:font-weight="normal" style:font-weight-asian="normal" style:font-weight-complex="normal"/>
    </style:style>
    <style:style style:name="T29" style:family="text">
      <style:text-properties fo:color="#00a933" officeooo:rsid="001a036c"/>
    </style:style>
    <style:style style:name="T30" style:family="text">
      <style:text-properties fo:color="#000000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officeooo:rsid="001ea5a0"/>
    </style:style>
    <style:style style:name="T33" style:family="text">
      <style:text-properties officeooo:rsid="001cc42e"/>
    </style:style>
    <style:style style:name="T34" style:family="text">
      <style:text-properties officeooo:rsid="001ecc03"/>
    </style:style>
    <style:style style:name="T35" style:family="text">
      <style:text-properties officeooo:rsid="001ed4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Help Walk<text:span text:style-name="T9"> – Instructions for the </text:span>Gait Speed Test<text:span text:style-name="T9"> major row on the GUI</text:span></text:p>
      <text:p text:style-name="P27"><text:span text:style-name="T9"/></text:p>
      <text:p text:style-name="P28"><text:span text:style-name="T9">T</text:span><text:span text:style-name="T11">he </text:span><text:span text:style-name="T23">Gait Speed Test</text:span><text:span text:style-name="T11"> m</text:span><text:span text:style-name="T9">easures distance walked, time, and average speed.</text:span></text:p>
      <text:p text:style-name="P3"/>
      <text:p text:style-name="P25"><text:span text:style-name="T1">RADIAL</text:span> and <text:span text:style-name="T1">CROSSWISE</text:span></text:p>
      <text:p text:style-name="P26">The <text:span text:style-name="T1">Gait Speed Test</text:span> major row is divided into 2 minor rows for <text:span text:style-name="T1">Radial</text:span> and <text:span text:style-name="T1">Crosswise</text:span>. </text:p>
      <text:p text:style-name="P15"><text:span text:style-name="T5">1. </text:span><text:span text:style-name="T1">Radial</text:span> is for walking toward the cameras with a little movement left-to-right or right-to-left <text:span text:style-name="T22">(</text:span>crosswise<text:span text:style-name="T22">)</text:span> from perspective of the cameras. Having<text:span text:style-name="T24"> some crosswise </text:span>movement <text:span text:style-name="T17">is so that the software can determine start and stop times from the change in angle.</text:span></text:p>
      <text:p text:style-name="P14"><text:span text:style-name="T5">2. </text:span><text:span text:style-name="T1">Crosswise</text:span> is walking left-to-right or right-to-left <text:span text:style-name="T22">with a little possible movement toward or away from the cameras. See the 2 images in the upper left of the GUI.</text:span></text:p>
      <text:p text:style-name="P14"/>
      <text:p text:style-name="P23">1 STEP OR 2 STEPS</text:p>
      <text:p text:style-name="P24">A <text:span text:style-name="T4">Gait Speed Test</text:span><text:span text:style-name="T23"> </text:span>can be recorded and processed 2 different ways:</text:p>
      <text:p text:style-name="P16"><text:span text:style-name="T1">1. Do it in 2 steps</text:span> by recording and later processing. This way is good for when you want to record multiple runs quickly without having to wait for any processing.</text:p>
      <text:p text:style-name="P16"><text:span text:style-name="T1">2. Do it in 1 step</text:span> by recording and processing together. This way is good for doing only 1 run and waiting for processing to finish before doing another run. It will take a few minutes because of the processing part.</text:p>
      <text:p text:style-name="P14"/>
      <text:p text:style-name="P1">BEFORE TESTING</text:p>
      <text:p text:style-name="P5"><text:span text:style-name="T2">1.</text:span><text:span text:style-name="T12"> Before running a test, under </text:span><text:span text:style-name="T2">OPTIONS</text:span><text:span text:style-name="T12"> e</text:span>nter the <text:span text:style-name="T1">Distance </text:span><text:span text:style-name="T8">(m)</text:span> <text:span text:style-name="T34">in meters </text:span>that you will walk if you want to know percent error of detected distance.</text:p>
      <text:p text:style-name="P6"><text:span text:style-name="T6">2.</text:span><text:span text:style-name="T24"> Fill in a number for </text:span><text:span text:style-name="T3">Record time (s)</text:span><text:span text:style-name="T14"> in seconds</text:span>. <text:span text:style-name="T14">Put a number that is a few seconds more than you expect the walk to take.</text:span></text:p>
      <text:p text:style-name="P21"><text:span text:style-name="T1">3. </text:span>The cameras should be centered horizontally on the center angle of the walking path. The should be centered vertically on the head.</text:p>
      <text:p text:style-name="P6"/>
      <text:p text:style-name="P22">TEST BUTTONS</text:p>
      <text:p text:style-name="P10"><text:span text:style-name="T21">1. </text:span><text:span text:style-name="T18">Record Radial</text:span>. It records video files of the subject walking towards the cameras. The subject must walk a little left-to right or right-to-<text:span text:style-name="T15">left while walking toward the cameras. </text:span></text:p>
      <text:p text:style-name="P11">For each run 2 video files and a pickle file <text:span text:style-name="T25">(pkl)</text:span> <text:span text:style-name="T25">for data </text:span>are created. These files are in the following folder: <text:span text:style-name="T27">/home/pi/process/gaitSpeedRecorded</text:span></text:p>
      <text:p text:style-name="P10"><text:span text:style-name="T21">2. </text:span><text:span text:style-name="T18">Record Crosswise</text:span>. It records video files of the subject walking left-to right or right-to-<text:span text:style-name="T15">left. Otherwise it is the same as for </text:span><text:span text:style-name="T19">Record Radial</text:span><text:span text:style-name="T20"> button.</text:span></text:p>
      <text:p text:style-name="P13"><text:span text:style-name="T21">3. </text:span><text:span text:style-name="T18">In 1 Step</text:span> (Radial row). It does everything noted above for the <text:span text:style-name="T1">Record Radial</text:span><text:span text:style-name="T9"> button, </text:span><text:span text:style-name="T10">but </text:span>also processes the video recordings which takes a few minutes. <text:span text:style-name="T35">During the processing you will see a result video being created showing a box around the subject’s head. You can l</text:span>ook at the bottom right of the <text:span text:style-name="T1">GUI</text:span> to check <text:span text:style-name="T25">the </text:span><text:span text:style-name="T1">expected finishing time.</text:span></text:p>
      <text:p text:style-name="P10">Results are shown in the <text:span text:style-name="T1">Results</text:span> column in the <text:span text:style-name="T1">GUI</text:span> on the right.</text:p>
      <text:p text:style-name="P11">There are also result files of <text:span text:style-name="T7">plots (.png)</text:span><text:span text:style-name="T10"> and </text:span><text:span text:style-name="T7">videos (.avi)</text:span> in the following folder: <text:span text:style-name="T26">/home/pi/runs</text:span><text:span text:style-name="T30">.</text:span></text:p>
      <text:p text:style-name="P17"><text:span text:style-name="T31">Data output files</text:span><text:span text:style-name="T30"> will be at </text:span><text:span text:style-name="T26">/home/pi/md4/TXT_CSV</text:span><text:span text:style-name="T30">. The files are </text:span><text:span text:style-name="T26">gaitSpeed.csv</text:span><text:span text:style-name="T30"> and </text:span><text:span text:style-name="T26">gaitSpeedError.csv</text:span><text:span text:style-name="T30">.</text:span></text:p>
      <text:p text:style-name="P9"><text:span text:style-name="T32">W</text:span><text:span text:style-name="T30">ait for the prompt in the Shell, </text:span><text:span text:style-name="T31">“ALL DONE”</text:span><text:span text:style-name="T30">.</text:span></text:p>
      <text:p text:style-name="P10"><text:span text:style-name="T21">4. </text:span><text:span text:style-name="T18">In 1 Step</text:span> <text:span text:style-name="T9">(Crosswise row). </text:span>It does everything noted above for the <text:span text:style-name="T1">In 1 Step </text:span><text:span text:style-name="T9">(Radial row) button.</text:span> The difference is that the subject walks crosswise. </text:p>
      <text:p text:style-name="P11"><text:span text:style-name="T21">5. </text:span><text:span text:style-name="T18">Process</text:span>. It will process any recorded Gait Speed videos done with the <text:span text:style-name="T1">Record Radial</text:span><text:span text:style-name="T16"> button or the </text:span><text:span text:style-name="T1">Record Crosswise</text:span><text:span text:style-name="T9"> button </text:span><text:span text:style-name="T10">that are in the folder </text:span><text:span text:style-name="T28">/home/pi/process/gaitSpeedRecorded</text:span>. If there is an error it could be that some previous recording was incomplete and proper recording files were not created. The <text:span text:style-name="T25">number of files </text:span>must be a multiple of 3.</text:p>
      <text:p text:style-name="P17">Some <text:span text:style-name="T1">progress information</text:span> will be shown in the <text:span text:style-name="T1">shell</text:span> in the lower part of the <text:span text:style-name="T1">Thonny</text:span> window. It generally takes about 20 or 25 times the total recording time to complete the processing. For example, if there were 3 runs of 10 s each, the total recording time is 30 s. It will take 600 s or 750 s to complete processing.</text:p>
      <text:p text:style-name="P12"><text:span text:style-name="T25">There will be </text:span><text:span text:style-name="T7">plots (.png)</text:span><text:span text:style-name="T25"> and </text:span><text:span text:style-name="T7">videos (.avi)</text:span><text:span text:style-name="T25"> output files at </text:span><text:span text:style-name="T29">/home/pi/process/gaitSpeedProcessed</text:span><text:span text:style-name="T25">. </text:span></text:p>
      <text:p text:style-name="P17"><text:span text:style-name="T1">Data output files</text:span> will be at <text:span text:style-name="T26">/home/pi/md4/TXT_CSV</text:span>. The files are <text:span text:style-name="T26">gaitSpeed.csv</text:span> and <text:span text:style-name="T26">gaitSpeedError.csv</text:span><text:span text:style-name="T30">.</text:span></text:p>
      <text:p text:style-name="P19">The GUI will not show progress or results.</text:p>
      <text:p text:style-name="P18"/>
      <text:p text:style-name="P22">TEST PROCEDURE FOR SUBJECT</text:p>
      <text:p text:style-name="P20"><text:span text:style-name="T14">1. </text:span>Stand <text:span text:style-name="T12">still </text:span>in <text:span text:style-name="T12">the </text:span>starting position <text:span text:style-name="T12">and turn head to face the cameras</text:span>.</text:p>
      <text:p text:style-name="P8"><text:span text:style-name="T14">2</text:span>. Start walking when the video on the display starts <text:span text:style-name="T25">or when told by another person</text:span>.</text:p>
      <text:p text:style-name="P17"><text:span text:style-name="T33">3</text:span>. After starting to walk facing the cameras is no longer needed.</text:p>
      <text:p text:style-name="P7"><text:span text:style-name="T33">4</text:span>. Try to stand still for a few seconds when done walking. <text:span text:style-name="T25">You do not need to turn to face cameras.</text:span></text:p>
      <text:p text:style-name="P7"><text:span text:style-name="T33">5</text:span>. <text:span text:style-name="T25">After that, if doing in 1 Step, you can watch</text:span> the next video play during processing. <text:span text:style-name="T13">It shows a box around the head.</text:span></text:p>
      <text:p text:style-name="P7"><text:span text:style-name="T33">6</text:span>. After that video wait for the prompt in the Shell, <text:span text:style-name="T1">“ALL DONE”</text:span>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01:01:17.163722705</meta:creation-date>
    <meta:generator>LibreOffice/6.1.5.2$Linux_ARM_EABI LibreOffice_project/10$Build-2</meta:generator>
    <dc:date>2022-12-21T03:51:34.170620362</dc:date>
    <meta:editing-duration>PT5H46S</meta:editing-duration>
    <meta:editing-cycles>22</meta:editing-cycles>
    <meta:document-statistic meta:table-count="0" meta:image-count="0" meta:object-count="0" meta:page-count="1" meta:paragraph-count="36" meta:word-count="756" meta:character-count="4292" meta:non-whitespace-character-count="3567"/>
  </office:meta>
</office:document-meta>
</file>